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3.568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2]/1.04" office:value-type="float" office:value="19.2307692307692" calcext:value-type="float">
            <text:p>19,230769230769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5]/1.04" office:value-type="float" office:value="12.5" calcext:value-type="float">
            <text:p>12,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0" table:formula="of:=(0.0034941 * [.B6]-0.00085683*[.B3])*1000/4" office:value-type="float" office:value="6.7996875" calcext:value-type="float">
            <text:p>6,799687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3]+0.8192*[.B9]" office:value-type="float" office:value="9.04722707692308" calcext:value-type="float">
            <text:p>9,0472270769230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[.B3]-[.B9])*100/[.B3]" office:value-type="float" office:value="64.641625" calcext:value-type="float">
            <text:p>64,6416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[.B3]-[.B10])*100/[.B3]" office:value-type="float" office:value="52.9544192" calcext:value-type="float">
            <text:p>52,954419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3]-[.B10])/(2.0665-0.010665*[.B3])" office:value-type="float" office:value="5.47089347370161" calcext:value-type="float">
            <text:p>5,470893473701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0])*[.B13]/0.794" office:value-type="float" office:value="7.12545951143352" calcext:value-type="float">
            <text:p>7,125459511433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0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18]+273.5)))" office:value-type="float" office:value="2.21784829987665" calcext:value-type="float">
            <text:p>2,2178482998766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7]-[.B19]" office:value-type="float" office:value="2.78215170012335" calcext:value-type="float">
            <text:p>2,7821517001233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0]*0.1/0.4" office:value-type="float" office:value="0.695537925030838" calcext:value-type="float">
            <text:p>0,69553792503083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0]+[.B21]" office:value-type="float" office:value="9.74276500195392" calcext:value-type="float">
            <text:p>9,74276500195392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2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3"/>
        </table:table-row>
        <table:table-row table:style-name="ro1">
          <table:table-cell table:number-columns-repeated="2"/>
          <table:table-cell table:style-name="ce23"/>
        </table:table-row>
      </table:table>
      <table:table table:name="Spundungstabelle" table:style-name="ta1">
        <table:table-column table:style-name="co11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10.13*(10*EXP(-10.73797+(2617.25/([.D$7]+273.15))))-1.013" office:value-type="float" office:value="26.7459577687362" calcext:value-type="float">
            <text:p>26,7459577687362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,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,2241053834498</text:p>
          </table:table-cell>
          <table:table-cell table:style-name="ce25" table:formula="of:=[.B66]*100/[.B62]" office:value-type="float" office:value="25.2128638197384" calcext:value-type="float">
            <text:p>25,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,48917124810592</text:p>
          </table:table-cell>
          <table:table-cell table:style-name="ce20" table:formula="of:=[.B75]*100/[.B71]" office:value-type="float" office:value="40.9709037070749" calcext:value-type="float">
            <text:p>40,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>
          <table:table-cell table:style-name="ce20" office:value-type="string" calcext:value-type="string">
            <text:p>C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54613466334165" calcext:value-type="float">
            <text:p>1,54613466334165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8.65835411471322" calcext:value-type="float">
            <text:p>8,658354114713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20" office:value-type="string" calcext:value-type="string">
            <text:p>M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1111111111111" calcext:value-type="float">
            <text:p>1,11111111111111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22222222222222" calcext:value-type="float">
            <text:p>6,222222222222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20" office:value-type="string" calcext:value-type="string">
            <text:p>Sulfat(SO4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hlorid(Cl-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Nitrit(NO3-)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4.9089" calcext:value-type="float">
            <text:p>14,9089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20096583936983" calcext:value-type="float">
            <text:p>1,20096583936983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14]*21.8-[.B7]-[.B8]-[.B9])/21.8" office:value-type="float" office:value="12.706147706422" calcext:value-type="float">
            <text:p>12,706147706422</text:p>
          </table:table-cell>
          <table:table-cell office:value-type="string" calcext:value-type="string">
            <text:p>°dH</text:p>
          </table:table-cell>
          <table:table-cell table:formula="of:=[.B15]/2.8" office:value-type="float" office:value="4.53790989515072" calcext:value-type="float">
            <text:p>4,53790989515072</text:p>
          </table:table-cell>
          <table:table-cell office:value-type="string" calcext:value-type="string">
            <text:p>mmol/l</text:p>
          </table:table-cell>
          <table:table-cell table:formula="of:=[.B15]/2.8*61" office:value-type="float" office:value="276.812503604194" calcext:value-type="float">
            <text:p>276,812503604194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5]*2.8" office:value-type="float" office:value="35.5772135779817" calcext:value-type="float">
            <text:p>35,5772135779817</text:p>
          </table:table-cell>
          <table:table-cell office:value-type="string" calcext:value-type="string">
            <text:p>°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7]/0.3566" office:value-type="float" office:value="9.35766701004176" calcext:value-type="float">
            <text:p>9,35766701004176</text:p>
          </table:table-cell>
          <table:table-cell office:value-type="string" calcext:value-type="string">
            <text:p>°dH</text:p>
          </table:table-cell>
          <table:table-cell table:formula="of:=[.D15]-[.D14]" office:value-type="float" office:value="3.33694405578089" calcext:value-type="float">
            <text:p>3,33694405578089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chsäure dazu</text:p>
          </table:table-cell>
          <table:table-cell table:formula="of:=[.D17]*90.8*[.B10]/1000" office:value-type="float" office:value="6.0598904052981" calcext:value-type="float">
            <text:p>6,0598904052981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Sauermalz</text:p>
          </table:table-cell>
          <table:table-cell table:formula="of:=[.B19]*100/[.B11]" office:value-type="float" office:value="201.99634684327" calcext:value-type="float">
            <text:p>201,99634684327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 style:data-style-name="N2" text:time-value="10:32:45.8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8H44M5S</meta:editing-duration>
    <meta:editing-cycles>82</meta:editing-cycles>
    <meta:generator>LibreOffice/6.4.3.2$Windows_X86_64 LibreOffice_project/747b5d0ebf89f41c860ec2a39efd7cb15b54f2d8</meta:generator>
    <dc:date>2020-06-22T13:26:31.093000000</dc:date>
    <meta:document-statistic meta:table-count="12" meta:cell-count="212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